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Wingdings 3" svg:font-family="'Wingdings 3'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WW8Num49">
      <style:paragraph-properties fo:text-align="justify" style:justify-single-word="false"/>
      <style:text-properties fo:font-size="14pt" officeooo:paragraph-rsid="000314be" style:font-name-asian="Wingdings 3" style:font-size-asian="14pt" style:font-size-complex="14pt"/>
    </style:style>
    <style:style style:name="P2" style:family="paragraph" style:parent-style-name="Standard" style:list-style-name="">
      <style:paragraph-properties fo:text-align="justify" style:justify-single-word="false"/>
      <style:text-properties fo:font-size="14pt" officeooo:paragraph-rsid="000314be" style:font-name-asian="Wingdings 3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officeooo:paragraph-rsid="000314be" style:font-name-asian="Wingdings 3" style:font-size-asian="14pt" style:font-size-complex="14pt"/>
    </style:style>
    <style:style style:name="P4" style:family="paragraph" style:parent-style-name="Standard" style:list-style-name="">
      <style:paragraph-properties fo:text-align="justify" style:justify-single-word="false"/>
      <style:text-properties fo:font-size="14pt" fo:font-weight="bold" officeooo:paragraph-rsid="000314be" style:font-name-asian="Wingdings 3" style:font-size-asian="14pt" style:font-weight-asian="bold" style:font-size-complex="14pt"/>
    </style:style>
    <style:style style:name="P5" style:family="paragraph" style:parent-style-name="Standard" style:list-style-name="">
      <style:paragraph-properties fo:text-align="justify" style:justify-single-word="false"/>
      <style:text-properties fo:font-size="14pt" fo:language="uk" fo:country="UA" fo:font-weight="bold" officeooo:rsid="00038272" officeooo:paragraph-rsid="00038272" style:font-name-asian="Wingdings 3" style:font-size-asian="14pt" style:font-weight-asian="bold" style:font-size-complex="14pt"/>
    </style:style>
    <style:style style:name="P6" style:family="paragraph" style:parent-style-name="Standard">
      <style:paragraph-properties fo:text-align="justify" style:justify-single-word="false"/>
      <style:text-properties officeooo:paragraph-rsid="000314be" style:font-name-asian="Wingdings 3"/>
    </style:style>
    <style:style style:name="T1" style:family="text">
      <style:text-properties fo:font-weight="bold" style:font-weight-asian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officeooo:rsid="0005d8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ДОДАТОК В. <text:span text:style-name="T3">–</text:span> ФОРМА ЗАПИТУ НА ЗМІНУ</text:h>
      <text:h text:style-name="P4" text:outline-level="1"/>
      <text:h text:style-name="P4" text:outline-level="1">Запрос на изменение:</text:h>
      <text:p text:style-name="P3">(заполняет менеджер продукта и передает менеджеру программы)</text:p>
      <text:p text:style-name="P3">Время отправки________________</text:p>
      <text:p text:style-name="P3">Номер изменения_______________</text:p>
      <text:p text:style-name="P3"/>
      <text:p text:style-name="P3">Причина запроса(почему необходимы изменения):</text:p>
      <text:p text:style-name="P3">__________________________________________________________________</text:p>
      <text:p text:style-name="P6"><text:span text:style-name="T2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span></text:p>
      <text:p text:style-name="P3">Приоритет:</text:p>
      <text:list xml:id="list6128560923201592170" text:style-name="WW8Num49">
        <text:list-item>
          <text:p text:style-name="P1">Низкий (может подождать следующего выпуска)</text:p>
        </text:list-item>
        <text:list-item>
          <text:p text:style-name="P1">Средний(лучше реализовать в этом выпуске)</text:p>
        </text:list-item>
        <text:list-item>
          <text:p text:style-name="P1">Высокий(обязательный в этом релизе)</text:p>
        </text:list-item>
      </text:list>
      <text:p text:style-name="P3">Краткое описание <text:s/>изменения:</text:p>
      <text:p text:style-name="P6"><text:span text:style-name="T2">__________________________________________________________________________________________________________________________________________________________</text:span></text:p>
      <text:p text:style-name="P3"/>
      <text:p text:style-name="P3">Подробное описание изменения:</text:p>
      <text:p text:style-name="P6"><text:span text:style-name="T2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span></text:p>
      <text:p text:style-name="P3">Воздействие изменения на проект или покупателя:</text:p>
      <text:p text:style-name="P6"><text:span text:style-name="T2">________________________________________________________________________________________________________________________________________________________________________________________________________________________________________________________________________</text:span></text:p>
      <text:h text:style-name="P2" text:outline-level="1">Менеджер продукта _________________</text:h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Wingdings 3" svg:font-family="'Wingdings 3'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WW8Num4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49" text:consecutive-numbering="true">
      <text:list-level-style-bullet text:level="1" text:style-name="WW8Num4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11S</meta:editing-duration>
    <meta:editing-cycles>5</meta:editing-cycles>
    <meta:generator>LibreOffice/5.1.4.2$Windows_x86 LibreOffice_project/f99d75f39f1c57ebdd7ffc5f42867c12031db97a</meta:generator>
    <dc:date>2017-12-19T13:27:31.388000000</dc:date>
    <meta:document-statistic meta:table-count="0" meta:image-count="0" meta:object-count="0" meta:page-count="1" meta:paragraph-count="19" meta:word-count="62" meta:character-count="2229" meta:non-whitespace-character-count="2187"/>
    <meta:user-defined meta:name="Info 1"/>
    <meta:user-defined meta:name="Info 2"/>
    <meta:user-defined meta:name="Info 3"/>
    <meta:user-defined meta:name="Info 4"/>
  </office:meta>
</office:document-meta>
</file>